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74in"/>
    </style:style>
    <style:style style:name="co2" style:family="table-column">
      <style:table-column-properties fo:break-before="auto" style:column-width="2.448in"/>
    </style:style>
    <style:style style:name="co3" style:family="table-column">
      <style:table-column-properties fo:break-before="auto" style:column-width="2.5417in"/>
    </style:style>
    <style:style style:name="co4" style:family="table-column">
      <style:table-column-properties fo:break-before="auto" style:column-width="2.7398in"/>
    </style:style>
    <style:style style:name="co5" style:family="table-column">
      <style:table-column-properties fo:break-before="auto" style:column-width="2.895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2709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2.0354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top"/>
    </style:style>
    <style:style style:name="ce3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wrap-option="wrap" style:vertical-align="top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</style:style>
    <style:style style:name="T1" style:family="text">
      <style:text-properties fo:color="#c9211e" style:font-name="F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_descrip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7" table:number-columns-repeated="1013" table:default-cell-style-name="ce2"/>
        <table:table-column table:style-name="co10" table:default-cell-style-name="ce2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Test ID</text:p>
          </table:table-cell>
          <table:table-cell table:style-name="ce3" office:value-type="string" calcext:value-type="string">
            <text:p>Goal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tailed Decription</text:p>
          </table:table-cell>
          <table:table-cell table:style-name="ce3" office:value-type="string" calcext:value-type="string">
            <text:p>Analysis</text:p>
          </table:table-cell>
          <table:table-cell table:style-name="ce3" office:value-type="string" calcext:value-type="string">
            <text:p>Outcome</text:p>
          </table:table-cell>
          <table:table-cell table:style-name="ce3" office:value-type="string" calcext:value-type="string">
            <text:p>Number of orbits required</text:p>
          </table:table-cell>
          <table:table-cell table:style-name="ce3" office:value-type="string" calcext:value-type="string">
            <text:p>Time required for analysis (days)</text:p>
          </table:table-cell>
          <table:table-cell table:style-name="ce3" office:value-type="string" calcext:value-type="string">
            <text:p>Success criterion</text:p>
          </table:table-cell>
          <table:table-cell table:style-name="ce3" office:value-type="string" calcext:value-type="string">
            <text:p>Day of comissioning</text:p>
          </table:table-cell>
          <table:table-cell table:style-name="ce3" office:value-type="string" calcext:value-type="string">
            <text:p>Manual guidance needed</text:p>
          </table:table-cell>
          <table:table-cell table:style-name="ce3" office:value-type="string" calcext:value-type="string">
            <text:p>Expected total data</text:p>
          </table:table-cell>
          <table:table-cell table:style-name="ce3" office:value-type="string" calcext:value-type="string">
            <text:p>Expected data per orbit</text:p>
          </table:table-cell>
          <table:table-cell office:value-type="string" calcext:value-type="string">
            <text:p>Commen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lignment_test_1</text:p>
          </table:table-cell>
          <table:table-cell office:value-type="string" calcext:value-type="string">
            <text:p>Establish exact alignment via star calibrations</text:p>
          </table:table-cell>
          <table:table-cell office:value-type="string" calcext:value-type="string">
            <text:p>Do star calibration for a few orbits, looking with star in center and +- 50 % FoV in each direction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. Compare estimated position of start with observed position for each channel.</text:p>
            <text:p>2. Update rotation matrices.</text:p>
            <text:p>3. Check imaging PSF reasonable</text:p>
          </table:table-cell>
          <table:table-cell office:value-type="string" calcext:value-type="string">
            <text:p>Updated rotation matrices for correct alignment.</text:p>
            <text:p>Updated PSF estimate.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Star foun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61MB</text:p>
          </table:table-cell>
          <table:table-cell table:style-name="ce3" office:value-type="string" calcext:value-type="string">
            <text:p>2MB</text:p>
          </table:table-cell>
          <table:table-cell office:value-type="string" calcext:value-type="string">
            <text:p>Star calibration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Limb_functional_test</text:p>
          </table:table-cell>
          <table:table-cell office:value-type="string" calcext:value-type="string">
            <text:p>Establish that imaging provides a reasonable signal and that pointing (vertical) is correct within 1 degree. IR3 or IR4 will be used as reference.</text:p>
          </table:table-cell>
          <table:table-cell office:value-type="string" calcext:value-type="string">
            <text:p>Test compressed images by performing snapshots with one and one channel at different limb altitudes and different integration times. To be done over nighttime and daytime earth.</text:p>
          </table:table-cell>
          <table:table-cell office:value-type="string" calcext:value-type="string">
            <text:p>0. Set payload to idle mode.</text:p>
            <text:p>1. Set all CCDs except Nadir to FullReadout, 1s integration time</text:p>
            <text:p>2. Point at 50 km</text:p>
            <text:p>3. Take one snapshot with each CCD one at a time with 5 s between each command</text:p>
            <text:p>4. Redo images with integration time of 2,4,8,16 s</text:p>
            <text:p>5. Redo with BinnedCalibration (but snapshots one at a time)</text:p>
            <text:p>4. Redo images at 70, 90, 110, 130, 160 and 200 km</text:p>
          </table:table-cell>
          <table:table-cell office:value-type="string" calcext:value-type="string">
            <text:p>1. Visually inspect images.</text:p>
            <text:p>2. Compare to Sasktran simulations and establish first estimate throughput of system (limb radance → counts)</text:p>
            <text:p>3. Compare to Sasktran and establish first estimate pointing error</text:p>
            <text:p>4. Use signal at 160 and 200 km at nighttime to estimate dark current, bias.</text:p>
            <text:p>5. Use signal at daytime to estimate straylight</text:p>
            <text:p>6. Compare compressed and uncompressed images to check consistency.</text:p>
          </table:table-cell>
          <table:table-cell office:value-type="string" calcext:value-type="string">
            <text:p>An initial set of CCD parameters to use for the rest of the comissioning activites.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Visual analysis ok for both uncompressed and compressed images.</text:p>
            <text:p/>
            <text:p>Radiometric calibration within 50 % of pre-flight estimation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0 MB (TBC)</text:p>
          </table:table-cell>
          <table:table-cell table:style-name="ce3" office:value-type="string" calcext:value-type="string">
            <text:p>~100 MB</text:p>
          </table:table-cell>
          <table:table-cell office:value-type="string" calcext:value-type="string">
            <text:p>Reduce to 1 day. Check avalible storage in MM. Can manouvers be executed during night?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hotometer_test_1</text:p>
          </table:table-cell>
          <table:table-cell office:value-type="string" calcext:value-type="string">
            <text:p>Show that photometer produces a reasonable signal, and establish optimal integration time.</text:p>
          </table:table-cell>
          <table:table-cell table:style-name="ce4" office:value-type="string" calcext:value-type="string">
            <text:p>Perform photometer measurements with of 1,2,4,8,16 s exposure time. Alternating across the orbit for one orbit. (2 min intervals) <text:span text:style-name="T1">daytime</text:span></text:p>
          </table:table-cell>
          <table:table-cell/>
          <table:table-cell office:value-type="string" calcext:value-type="string">
            <text:p>1. Check that results scale linear with integration time.</text:p>
            <text:p>2. Compare results to sasktran and compare pre-flight estimates.</text:p>
          </table:table-cell>
          <table:table-cell office:value-type="string" calcext:value-type="string">
            <text:p>Photometer integration time</text:p>
          </table:table-cell>
          <table:table-cell office:value-type="string" calcext:value-type="string">
            <text:p>1-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inearity ok.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&lt;1MB</text:p>
          </table:table-cell>
          <table:table-cell/>
          <table:table-cell office:value-type="string" calcext:value-type="string">
            <text:p>Check with operational mode?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Nadir_functional_test</text:p>
          </table:table-cell>
          <table:table-cell office:value-type="string" calcext:value-type="string">
            <text:p>Show that Nadir imaging is reasonable and establish ideal integration time</text:p>
          </table:table-cell>
          <table:table-cell office:value-type="string" calcext:value-type="string">
            <text:p>Test compressed images by performing snapshots with different integration times. To be done over nighttime and daytime earth at 30 N, 0 N and 30 S latitude <text:span text:style-name="T1">nighttime/daytime</text:span></text:p>
          </table:table-cell>
          <table:table-cell office:value-type="string" calcext:value-type="string">
            <text:p>0. Set payload to idle mode.</text:p>
            <text:p>1. Set CCD to FullReadout images, 1s integration time</text:p>
            <text:p>2. Point at nominal pointing altitude.</text:p>
            <text:p>3. Take snapshots integration time of 1, 2,4,8,16 s</text:p>
          </table:table-cell>
          <table:table-cell office:value-type="string" calcext:value-type="string">
            <text:p>1. Visually inspect images</text:p>
            <text:p>2. Compare to SASKTRAN simulations.</text:p>
            <text:p>3. Establish initial absolute calibration values (sasktran→ measurements) and compare to pre flight estimations.</text:p>
          </table:table-cell>
          <table:table-cell office:value-type="string" calcext:value-type="string">
            <text:p>Nadir imager integration tim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isual analysis ok for both uncompressed and compressed images.</text:p>
            <text:p/>
            <text:p>Radiometric calibration within 50 % of pre-flight estimation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7MB</text:p>
          </table:table-cell>
          <table:table-cell/>
          <table:table-cell office:value-type="string" calcext:value-type="string">
            <text:p>Nighttime images limb and nadir, FF and binned (5s/1s)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Operational_image_test_1</text:p>
          </table:table-cell>
          <table:table-cell office:value-type="string" calcext:value-type="string">
            <text:p>Test instrument in operational modes. This is to test the data processing chain with realistic data, and to provide a larger data set on which to do analysis on during the first week.</text:p>
            <text:p/>
            <text:p>This data may also provide some good oportunities for PR images.</text:p>
          </table:table-cell>
          <table:table-cell office:value-type="string" calcext:value-type="string">
            <text:p>Put instrument in mode 1 (NLC mode), based on pre-flight estimated parameters.</text:p>
          </table:table-cell>
          <table:table-cell office:value-type="string" calcext:value-type="string">
            <text:p>Run normal mode 1</text:p>
          </table:table-cell>
          <table:table-cell office:value-type="string" calcext:value-type="string">
            <text:p>1. Visually inspect every 10<text:span text:style-name="T2">th</text:span> image? (1000 images in total)</text:p>
            <text:p>2. Run through L1 processing using pre-flight estimated (without photometer correction)</text:p>
            <text:p>3. Compare to SASKTRAN. Compare to OSIRIS?</text:p>
          </table:table-cell>
          <table:table-cell office:value-type="string" calcext:value-type="string">
            <text:p>A calibrated dataset</text:p>
          </table:table-cell>
          <table:table-cell office:value-type="string" calcext:value-type="string">
            <text:p>14++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fference between measurements and SASKTRAN simulations less than 90 %</text:p>
          </table:table-cell>
          <table:table-cell table:style-name="ce3" office:value-type="string" calcext:value-type="string">
            <text:p>2-3</text:p>
          </table:table-cell>
          <table:table-cell/>
          <table:table-cell table:style-name="ce3" office:value-type="string" calcext:value-type="string">
            <text:p>Nominal</text:p>
          </table:table-cell>
          <table:table-cell/>
          <table:table-cell office:value-type="string" calcext:value-type="string">
            <text:p>Fine tuning operational mod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lignment_test_1</text:p>
          </table:table-cell>
          <table:table-cell office:value-type="string" calcext:value-type="string">
            <text:p>Establish exact alignment via star calibrations</text:p>
          </table:table-cell>
          <table:table-cell office:value-type="string" calcext:value-type="string">
            <text:p>Do star calibration for a few orbits, looking with star in center and +- 50 % FoV in each direction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. Compare estimated position of start with observed position for each channel.</text:p>
            <text:p>2. Update rotation matrices.</text:p>
            <text:p>3. Check imaging PSF reasonable</text:p>
          </table:table-cell>
          <table:table-cell office:value-type="string" calcext:value-type="string">
            <text:p>Updated rotation matrices for correct alignment.</text:p>
            <text:p>Updated PSF estimate.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Star foun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61MB</text:p>
          </table:table-cell>
          <table:table-cell table:style-name="ce3" office:value-type="string" calcext:value-type="string">
            <text:p>2MB</text:p>
          </table:table-cell>
          <table:table-cell office:value-type="string" calcext:value-type="string">
            <text:p>Star calibration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Operational_image_test_2</text:p>
          </table:table-cell>
          <table:table-cell office:value-type="string" calcext:value-type="string">
            <text:p>Test operational modes with paramteres updated from limb_functional_test</text:p>
          </table:table-cell>
          <table:table-cell office:value-type="string" calcext:value-type="string">
            <text:p>Put instrument in mode 1 (NLC mode), with updated parameters.</text:p>
          </table:table-cell>
          <table:table-cell office:value-type="string" calcext:value-type="string">
            <text:p>Run normal mode 1</text:p>
          </table:table-cell>
          <table:table-cell office:value-type="string" calcext:value-type="string">
            <text:p>1. Visually inspect every 10<text:span text:style-name="T2">th</text:span> image? (1000 images in total)</text:p>
            <text:p>2. Run through L1 processing (without photometer correction)</text:p>
            <text:p>3. Compare to SASKTRAN. Compare to OSIRIS?</text:p>
          </table:table-cell>
          <table:table-cell office:value-type="string" calcext:value-type="string">
            <text:p>An improved calibrated dataset</text:p>
          </table:table-cell>
          <table:table-cell office:value-type="string" calcext:value-type="string">
            <text:p>14++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ifference between measurements and SASKTRAN simulations less than 50 %</text:p>
          </table:table-cell>
          <table:table-cell table:style-name="ce3" office:value-type="string" calcext:value-type="string">
            <text:p>5-6</text:p>
          </table:table-cell>
          <table:table-cell/>
          <table:table-cell table:style-name="ce3" office:value-type="string" calcext:value-type="string">
            <text:p>Nominal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Alignment_test_2</text:p>
          </table:table-cell>
          <table:table-cell office:value-type="string" calcext:value-type="string">
            <text:p>Establish alignment via looking at moon</text:p>
          </table:table-cell>
          <table:table-cell office:value-type="string" calcext:value-type="string">
            <text:p>Image moon in all channels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12MB</text:p>
          </table:table-cell>
          <table:table-cell table:style-name="ce3" office:value-type="string" calcext:value-type="string">
            <text:p>2MB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CCD_stability_test</text:p>
          </table:table-cell>
          <table:table-cell office:value-type="string" calcext:value-type="string">
            <text:p>Check if CCD parameters (Dark current and bias) varies around the orbit</text:p>
          </table:table-cell>
          <table:table-cell office:value-type="string" calcext:value-type="string">
            <text:p>Look at NP km (dark space) and take images with different integration times.</text:p>
          </table:table-cell>
          <table:table-cell office:value-type="string" calcext:value-type="string">
            <text:p>0. Set payload to idle mode.</text:p>
            <text:p>1. Set all CCDs except Nadir to FullReadout, 1s integration time</text:p>
            <text:p>2. Point at 230 km</text:p>
            <text:p>3. Take snapshots with CCDs one at a time with 5 s between each command</text:p>
            <text:p>4. Redo images with integration time of 2,4,8,16,32 s</text:p>
            <text:p/>
          </table:table-cell>
          <table:table-cell office:value-type="string" calcext:value-type="string">
            <text:p>1. Estimate dark current and bias at different part of the orbit.</text:p>
            <text:p>2. Compare to housekeeping data (temperatures)</text:p>
            <text:p>3. Analyze straylight perfomance over daytime part of orbit.</text:p>
            <text:p/>
          </table:table-cell>
          <table:table-cell office:value-type="string" calcext:value-type="string">
            <text:p>Updated calibration coefficients for the CCD.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CD parameters stable (within 5 %) around the orbit.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&lt;Nominal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ayleight_test_1</text:p>
          </table:table-cell>
          <table:table-cell office:value-type="string" calcext:value-type="string">
            <text:p>Establish abosolute calibration of limb imager</text:p>
          </table:table-cell>
          <table:table-cell office:value-type="string" calcext:value-type="string">
            <text:p>Perform absolute calibration using rayleigh scattered light with little to no upwelling.</text:p>
            <text:p>Shall be done when night under the satellite and day at the lim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. Compare results from SASKTRAN simulations.</text:p>
            <text:p>2. Compare results to star calibration</text:p>
          </table:table-cell>
          <table:table-cell office:value-type="string" calcext:value-type="string">
            <text:p>updated calibration coefficient for radiometric calibration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tar and rayleigh calibration agree within 20 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Limb sweep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5"/>
          <table:table-cell/>
          <table:table-cell table:style-name="ce3"/>
          <table:table-cell table:number-columns-repeated="1014"/>
        </table:table-row>
        <table:table-row table:style-name="ro7">
          <table:table-cell office:value-type="string" calcext:value-type="string">
            <text:p>Nadir_alignment_test</text:p>
          </table:table-cell>
          <table:table-cell office:value-type="string" calcext:value-type="string">
            <text:p>Check nadir, alignment</text:p>
          </table:table-cell>
          <table:table-cell office:value-type="string" calcext:value-type="string">
            <text:p>Take picture over known geographic locations?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cation found (to what accuracy?)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Nadir_dark</text:p>
          </table:table-cell>
          <table:table-cell office:value-type="string" calcext:value-type="string">
            <text:p>Get dark current for nadir camera</text:p>
          </table:table-cell>
          <table:table-cell office:value-type="string" calcext:value-type="string">
            <text:p>Nadir camera should point ut into dark space? (Pitch very far?)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rk current matches lab measurements within 1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Limb och nominal pointing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Limb_ground_target (?)</text:p>
          </table:table-cell>
          <table:table-cell office:value-type="string" calcext:value-type="string">
            <text:p>Look at ground target with limb imager to confirm pointing and resolution. As well as get a feeling for the instrument</text:p>
          </table:table-cell>
          <table:table-cell office:value-type="string" calcext:value-type="string">
            <text:p>Very large pitchover to look straight down.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 target foun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Polarisation_test_1</text:p>
          </table:table-cell>
          <table:table-cell office:value-type="string" calcext:value-type="string">
            <text:p>Check polarisation response of instrument.</text:p>
          </table:table-cell>
          <table:table-cell office:value-type="string" calcext:value-type="string">
            <text:p>Based on location determined by Rayleigh_test_1 perform a roll manouver +-45 degrees while looking at a limb altitude of 60 km</text:p>
          </table:table-cell>
          <table:table-cell/>
          <table:table-cell office:value-type="string" calcext:value-type="string">
            <text:p>1. Compare to SASKTRAN simulations</text:p>
          </table:table-cell>
          <table:table-cell office:value-type="string" calcext:value-type="string">
            <text:p>Updated calibration coefficients for polarization compansation.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olarisation response of UV channels is within 20% of SASKTRAN calculations (incl instrument model)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Binned</text:p>
          </table:table-cell>
          <table:table-cell table:number-columns-repeated="1012"/>
        </table:table-row>
        <table:table-row table:style-name="ro7">
          <table:table-cell table:number-columns-repeated="5"/>
          <table:table-cell office:value-type="string" calcext:value-type="string">
            <text:p>Coincidence odin measurements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19-02-28T14:51:35Z</meta:creation-date>
    <dc:date>2022-11-14T12:47:50.233771046</dc:date>
    <meta:editing-cycles>21</meta:editing-cycles>
    <meta:editing-duration>PT6H1M2S</meta:editing-duration>
    <meta:document-statistic meta:table-count="1" meta:cell-count="171" meta:object-count="0"/>
  </office:meta>
</office:document-meta>
</file>